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4.5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.25cm" svg:x="33.75cm" svg:y="2cm">
          <text:p text:style-name="P1">Star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6T11:56:35.062202816</meta:creation-date>
    <dc:date>2021-02-06T11:58:37.479704776</dc:date>
    <meta:editing-duration>PT2M3S</meta:editing-duration>
    <meta:editing-cycles>2</meta:editing-cycles>
    <meta:document-statistic meta:object-count="1"/>
    <meta:generator>LibreOffice/7.1.0.3$Linux_X86_64 LibreOffice_project/10$Build-3</meta:generator>
  </office:meta>
</office:document-meta>
</file>